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16pt" fo:font-weight="bold" officeooo:rsid="00002675" officeooo:paragraph-rsid="00002675"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text-position="0% 100%" fo:font-size="16pt" fo:language="en" fo:country="US" fo:font-weight="bold" officeooo:rsid="00082595" officeooo:paragraph-rsid="00082595"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position="0% 100%" fo:font-size="14pt" fo:font-weight="normal" officeooo:rsid="00002675" officeooo:paragraph-rsid="00002675"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text-position="0% 100%" fo:font-size="12pt" fo:language="en" fo:country="US" fo:font-weight="normal" officeooo:rsid="00082595" officeooo:paragraph-rsid="0008259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fo:font-size="13pt" fo:font-weight="normal" officeooo:rsid="000e9287" officeooo:paragraph-rsid="000e9287" style:font-size-asian="13pt" style:font-weight-asian="normal" style:font-size-complex="13pt" style:font-weight-complex="normal"/>
    </style:style>
    <style:style style:name="P6" style:family="paragraph" style:parent-style-name="Standard" style:list-style-name="L1">
      <style:paragraph-properties fo:text-align="start" style:justify-single-word="false"/>
      <style:text-properties style:text-position="0% 100%" fo:font-size="16pt" fo:font-weight="normal" officeooo:rsid="00002675" officeooo:paragraph-rsid="00002675" style:font-size-asian="16pt" style:font-weight-asian="normal" style:font-size-complex="16pt" style:font-weight-complex="normal"/>
    </style:style>
    <style:style style:name="P7" style:family="paragraph" style:parent-style-name="Standard" style:list-style-name="L1">
      <style:paragraph-properties fo:text-align="start" style:justify-single-word="false"/>
      <style:text-properties style:text-position="0% 100%" fo:font-size="16pt" fo:font-weight="normal" officeooo:rsid="0001d779" officeooo:paragraph-rsid="0001d779" style:font-size-asian="16pt" style:font-weight-asian="normal" style:font-size-complex="16pt" style:font-weight-complex="normal"/>
    </style:style>
    <style:style style:name="P8" style:family="paragraph" style:parent-style-name="Standard" style:list-style-name="L1">
      <style:paragraph-properties fo:text-align="start" style:justify-single-word="false"/>
      <style:text-properties style:text-position="0% 100%" fo:font-size="16pt" fo:font-weight="normal" officeooo:rsid="0004b441" officeooo:paragraph-rsid="00043970" style:font-size-asian="16pt" style:font-weight-asian="normal" style:font-size-complex="16pt" style:font-weight-complex="normal"/>
    </style:style>
    <style:style style:name="P9" style:family="paragraph" style:parent-style-name="Standard" style:list-style-name="L1">
      <style:paragraph-properties fo:text-align="start" style:justify-single-word="false"/>
      <style:text-properties style:text-position="0% 100%" fo:font-size="16pt" fo:font-weight="normal" officeooo:rsid="0004b441" officeooo:paragraph-rsid="0004b441" style:font-size-asian="16pt" style:font-weight-asian="normal" style:font-size-complex="16pt" style:font-weight-complex="normal"/>
    </style:style>
    <style:style style:name="P10" style:family="paragraph" style:parent-style-name="Standard" style:list-style-name="L1">
      <style:paragraph-properties fo:text-align="start" style:justify-single-word="false"/>
      <style:text-properties style:text-position="0% 100%" fo:font-size="12pt" fo:font-weight="normal" officeooo:rsid="00002675" officeooo:paragraph-rsid="00002675"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text-position="0% 100%" fo:font-size="12pt" fo:font-weight="normal" officeooo:rsid="0001d779" officeooo:paragraph-rsid="0001d779"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text-position="0% 100%" fo:font-size="12pt" fo:font-weight="normal" officeooo:rsid="0001d779" officeooo:paragraph-rsid="00032f10"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text-position="0% 100%" fo:font-size="12pt" fo:font-weight="normal" officeooo:rsid="00032f10" officeooo:paragraph-rsid="00032f10"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text-position="0% 100%" fo:font-size="12pt" fo:font-weight="normal" officeooo:rsid="00043970" officeooo:paragraph-rsid="00043970"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text-position="0% 100%" fo:font-size="12pt" fo:font-weight="normal" officeooo:rsid="0004b441" officeooo:paragraph-rsid="0004b441"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text-position="0% 100%" fo:font-size="12pt" fo:font-weight="normal" officeooo:rsid="0005eddc" officeooo:paragraph-rsid="0005eddc"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style:text-position="0% 100%" fo:font-size="12pt" fo:font-weight="normal" officeooo:rsid="00077d6d" officeooo:paragraph-rsid="00077d6d"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text-position="0% 100%" fo:font-size="12pt" fo:font-weight="normal" officeooo:rsid="00082595" officeooo:paragraph-rsid="00082595"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text-position="0% 100%" fo:font-size="12pt" style:text-underline-style="none" fo:font-weight="normal" officeooo:rsid="00032f10" officeooo:paragraph-rsid="00032f10"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text-position="0% 100%" fo:font-size="12pt" fo:language="en" fo:country="US" fo:font-weight="normal" officeooo:rsid="00082595" officeooo:paragraph-rsid="00082595"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text-position="0% 100%" fo:font-size="14pt" fo:language="en" fo:country="US" fo:font-weight="normal" officeooo:rsid="000a0672" officeooo:paragraph-rsid="000a0672" style:font-size-asian="12.25pt" style:font-weight-asian="normal" style:font-size-complex="14pt" style:font-weight-complex="normal"/>
    </style:style>
    <style:style style:name="P22" style:family="paragraph" style:parent-style-name="Standard" style:list-style-name="L1">
      <style:paragraph-properties fo:text-align="start" style:justify-single-word="false"/>
      <style:text-properties fo:font-size="12pt" officeooo:rsid="00002675" officeooo:paragraph-rsid="00002675" style:font-size-asian="12pt" style:font-size-complex="12pt"/>
    </style:style>
    <style:style style:name="P23" style:family="paragraph" style:parent-style-name="Standard" style:list-style-name="L1">
      <style:paragraph-properties fo:text-align="start" style:justify-single-word="false"/>
      <style:text-properties fo:font-size="12pt" officeooo:paragraph-rsid="00032f10" style:font-size-asian="12pt" style:font-size-complex="12pt"/>
    </style:style>
    <style:style style:name="P24" style:family="paragraph" style:parent-style-name="Standard" style:list-style-name="L1">
      <style:paragraph-properties fo:text-align="start" style:justify-single-word="false"/>
      <style:text-properties fo:font-size="12pt" officeooo:paragraph-rsid="0005eddc" style:font-size-asian="12pt" style:font-size-complex="12pt"/>
    </style:style>
    <style:style style:name="P25" style:family="paragraph" style:parent-style-name="Standard" style:list-style-name="L1">
      <style:paragraph-properties fo:text-align="start" style:justify-single-word="false"/>
      <style:text-properties fo:font-size="12pt" officeooo:rsid="00032f10" officeooo:paragraph-rsid="00032f10" style:font-size-asian="12pt" style:font-size-complex="12pt"/>
    </style:style>
    <style:style style:name="P26" style:family="paragraph" style:parent-style-name="Standard" style:list-style-name="L1">
      <style:paragraph-properties fo:text-align="start" style:justify-single-word="false"/>
      <style:text-properties fo:font-size="12pt" officeooo:rsid="00043970" officeooo:paragraph-rsid="00043970" style:font-size-asian="12pt" style:font-size-complex="12pt"/>
    </style:style>
    <style:style style:name="P27" style:family="paragraph" style:parent-style-name="Standard" style:list-style-name="L1">
      <style:paragraph-properties fo:text-align="start" style:justify-single-word="false"/>
      <style:text-properties fo:font-size="12pt" officeooo:rsid="0004b441" officeooo:paragraph-rsid="0004b441" style:font-size-asian="12pt" style:font-size-complex="12pt"/>
    </style:style>
    <style:style style:name="P28" style:family="paragraph" style:parent-style-name="Standard" style:list-style-name="L1">
      <style:paragraph-properties fo:text-align="start" style:justify-single-word="false"/>
      <style:text-properties fo:font-size="12pt" officeooo:rsid="00077d6d" officeooo:paragraph-rsid="00077d6d" style:font-size-asian="12pt" style:font-size-complex="12pt"/>
    </style:style>
    <style:style style:name="P29" style:family="paragraph" style:parent-style-name="Standard" style:list-style-name="L1">
      <style:paragraph-properties fo:text-align="start" style:justify-single-word="false"/>
      <style:text-properties fo:font-size="12pt" officeooo:rsid="00082595" officeooo:paragraph-rsid="00082595" style:font-size-asian="12pt" style:font-size-complex="12pt"/>
    </style:style>
    <style:style style:name="P30" style:family="paragraph" style:parent-style-name="Standard" style:list-style-name="L1">
      <style:paragraph-properties fo:text-align="start" style:justify-single-word="false"/>
      <style:text-properties fo:font-size="16pt" officeooo:rsid="00002675" officeooo:paragraph-rsid="00002675" style:font-size-asian="16pt" style:font-size-complex="16pt"/>
    </style:style>
    <style:style style:name="P31" style:family="paragraph" style:parent-style-name="Standard" style:list-style-name="L2">
      <style:paragraph-properties fo:text-align="start" style:justify-single-word="false"/>
      <style:text-properties fo:font-size="14pt" fo:font-weight="normal" officeooo:rsid="00082595" officeooo:paragraph-rsid="00082595" style:font-size-asian="12.25pt" style:font-weight-asian="normal" style:font-size-complex="14pt" style:font-weight-complex="normal"/>
    </style:style>
    <style:style style:name="T1" style:family="text">
      <style:text-properties style:text-position="0% 100%" fo:font-weight="normal" style:font-weight-asian="normal" style:font-weight-complex="normal"/>
    </style:style>
    <style:style style:name="T2" style:family="text">
      <style:text-properties style:text-position="0% 100%" fo:font-weight="normal" officeooo:rsid="0001d779" style:font-weight-asian="normal" style:font-weight-complex="normal"/>
    </style:style>
    <style:style style:name="T3" style:family="text">
      <style:text-properties style:text-position="0% 100%" fo:font-weight="normal" officeooo:rsid="00032f10" style:font-weight-asian="normal" style:font-weight-complex="normal"/>
    </style:style>
    <style:style style:name="T4" style:family="text">
      <style:text-properties style:text-position="0% 100%" fo:font-weight="normal" officeooo:rsid="00043970" style:font-weight-asian="normal" style:font-weight-complex="normal"/>
    </style:style>
    <style:style style:name="T5" style:family="text">
      <style:text-properties style:text-position="0% 100%" fo:font-weight="normal" officeooo:rsid="0004b441" style:font-weight-asian="normal" style:font-weight-complex="normal"/>
    </style:style>
    <style:style style:name="T6" style:family="text">
      <style:text-properties style:text-position="0% 100%" fo:font-weight="normal" officeooo:rsid="0005eddc" style:font-weight-asian="normal" style:font-weight-complex="normal"/>
    </style:style>
    <style:style style:name="T7" style:family="text">
      <style:text-properties style:text-position="0% 100%" fo:font-weight="normal" officeooo:rsid="00082595" style:font-weight-asian="normal" style:font-weight-complex="normal"/>
    </style:style>
    <style:style style:name="T8" style:family="text">
      <style:text-properties style:text-position="0% 100%" fo:font-weight="bold" style:font-weight-asian="bold" style:font-weight-complex="bold"/>
    </style:style>
    <style:style style:name="T9" style:family="text">
      <style:text-properties style:text-position="0% 100%" fo:font-weight="bold" officeooo:rsid="0001d779" style:font-weight-asian="bold" style:font-weight-complex="bold"/>
    </style:style>
    <style:style style:name="T10" style:family="text">
      <style:text-properties style:text-position="0% 100%" style:text-underline-style="none" fo:font-weight="normal" style:font-weight-asian="normal" style:font-weight-complex="normal"/>
    </style:style>
    <style:style style:name="T11" style:family="text">
      <style:text-properties style:text-position="0% 100%" fo:language="en" fo:country="US"/>
    </style:style>
    <style:style style:name="T12" style:family="text">
      <style:text-properties style:text-position="0% 100%" fo:language="en" fo:country="US" fo:font-weight="normal" style:font-weight-asian="normal" style:font-weight-complex="normal"/>
    </style:style>
    <style:style style:name="T13" style:family="text">
      <style:text-properties style:text-position="0% 100%" fo:language="en" fo:country="US" officeooo:rsid="000a0672"/>
    </style:style>
    <style:style style:name="T14" style:family="text">
      <style:text-properties fo:color="#a31515" style:font-name="Consolas" fo:background-color="#ffffff" loext:char-shading-value="0"/>
    </style:style>
    <style:style style:name="T15" style:family="text">
      <style:text-properties fo:color="#a31515" style:text-position="0% 100%" style:font-name="Consolas" fo:font-weight="normal" fo:background-color="#ffffff" loext:char-shading-value="0" style:font-weight-asian="normal" style:font-weight-complex="normal"/>
    </style:style>
    <style:style style:name="T16" style:family="text">
      <style:text-properties style:text-position="super 58%" fo:font-weight="normal" style:font-weight-asian="normal" style:font-weight-complex="normal"/>
    </style:style>
    <style:style style:name="T17" style:family="text">
      <style:text-properties officeooo:rsid="000e2e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Q Interface</text:p>
      <text:p text:style-name="P3"/>
      <text:list xml:id="list962319024" text:style-name="L1">
        <text:list-item>
          <text:p text:style-name="P6">ADC start</text:p>
          <text:list>
            <text:list-item>
              <text:p text:style-name="P22">command string: “S\n\r”</text:p>
            </text:list-item>
            <text:list-item>
              <text:p text:style-name="P22">description: Starts ADC timer and enables it’s interrupts</text:p>
            </text:list-item>
          </text:list>
        </text:list-item>
        <text:list-item>
          <text:p text:style-name="P6">ADC stop</text:p>
          <text:list>
            <text:list-item>
              <text:p text:style-name="P10">command string: “T\n\r”</text:p>
            </text:list-item>
            <text:list-item>
              <text:p text:style-name="P10">description: Stops ADC timer and disables it’s interrupts</text:p>
            </text:list-item>
          </text:list>
        </text:list-item>
        <text:list-item>
          <text:p text:style-name="P6">ADC set average count</text:p>
          <text:list>
            <text:list-item>
              <text:p text:style-name="P10">command string: “A {1}\n\r”</text:p>
            </text:list-item>
            <text:list-item>
              <text:p text:style-name="P10">description: Sets how many values will DAQ average before sending them to user. Default: 0, no averaging</text:p>
            </text:list-item>
            <text:list-item>
              <text:p text:style-name="P7">parameter 1: Number of values to average (min:0, max:1000)</text:p>
            </text:list-item>
          </text:list>
        </text:list-item>
        <text:list-item>
          <text:p text:style-name="P6">ADC set period</text:p>
          <text:list>
            <text:list-item>
              <text:p text:style-name="P11">command string: “R {1}\n\r”</text:p>
            </text:list-item>
            <text:list-item>
              <text:p text:style-name="P11">description: Sets the time between samples in microseconds. Default: 1000000, 1 second</text:p>
            </text:list-item>
            <text:list-item>
              <text:p text:style-name="P11">parameter 1: Number of microseconds (min: 1, max: 1000000)</text:p>
            </text:list-item>
          </text:list>
        </text:list-item>
        <text:list-item>
          <text:p text:style-name="P6">ADC measurement count</text:p>
          <text:list>
            <text:list-item>
              <text:p text:style-name="P11">command string: “F {1}\n\r”</text:p>
            </text:list-item>
            <text:list-item>
              <text:p text:style-name="P11">description: Sets how many ADC measurements DAQ will take. Default: 0 (continuous mode)</text:p>
            </text:list-item>
            <text:list-item>
              <text:p text:style-name="P11">parameter 1: Number of measurements (min: 0, max: 1000)</text:p>
            </text:list-item>
          </text:list>
        </text:list-item>
        <text:list-item>
          <text:p text:style-name="P6">ADC set sequence </text:p>
          <text:list>
            <text:list-item>
              <text:p text:style-name="P11">command string: “E {1}, {2}, {3}, {4}\n\r”</text:p>
            </text:list-item>
            <text:list-item>
              <text:p text:style-name="P11">description: Will set the ADC channel sequence. If parameter is 0, no channel is selected (this is how you can disable channel)</text:p>
            </text:list-item>
            <text:list-item>
              <text:p text:style-name="P11">example: “E 3, 2, 0, 0\n\r”, DAQ will first ADC channel 3, then (right after conversion) channel 2 (channels 4 and 1 are disabled)</text:p>
            </text:list-item>
            <text:list-item>
              <text:p text:style-name="P11">parameters 1-4: Channel selection (min: 0, max: 4)</text:p>
            </text:list-item>
          </text:list>
        </text:list-item>
        <text:list-item>
          <text:p text:style-name="P6">ADC set mode (ASCII or BIN)</text:p>
          <text:list>
            <text:list-item>
              <text:p text:style-name="P11">command string: “M {1}\n\r”</text:p>
            </text:list-item>
            <text:list-item>
              <text:p text:style-name="P12">description: sets ADC sending mode</text:p>
            </text:list-item>
            <text:list-item>
              <text:p text:style-name="P23"><text:span text:style-name="T3">i</text:span><text:span text:style-name="T2">f </text:span><text:span text:style-name="T9">ASCII</text:span><text:span text:style-name="T2"> is selected, DAQ will send string </text:span><text:span text:style-name="T3">(</text:span><text:span text:style-name="T2">“</text:span><text:span text:style-name="T15">CH%u: %+ 6.0fmV,</text:span><text:span text:style-name="T2">”, </text:span><text:span text:style-name="T3">channel, measurement)</text:span></text:p>
            </text:list-item>
            <text:list-item>
              <text:p text:style-name="P25"><text:span text:style-name="T1">if </text:span><text:span text:style-name="T8">BIN</text:span><text:span text:style-name="T1"> is selected, DAQ will send measurements in bytes. DAQ first sends 2 sync bytes (which have MSB 1, other 7 bits are block size), then it sends values in a block. Every ADC measurement is written in 2 bytes. Bits 15:12 are channel (0,2,4,6), bits 0:11 are value</text:span></text:p>
            </text:list-item>
            <text:list-item>
              <text:p text:style-name="P25"><text:span text:style-name="T1">parameter 1: Sending mode. </text:span><text:span text:style-name="T10">0 = ASCII mode, 1 = Binary mode</text:span></text:p>
            </text:list-item>
            <text:list-item>
              <text:p text:style-name="P19">check WinForms function serialPort_DataReceived() for decoding values when BIN mode is selected</text:p>
            </text:list-item>
          </text:list>
        </text:list-item>
        <text:list-item>
          <text:p text:style-name="P6">ADC set channel gain</text:p>
          <text:list>
            <text:list-item>
              <text:p text:style-name="P13">command string: “G {1}, {2}\n\r”</text:p>
            </text:list-item>
            <text:list-item>
              <text:p text:style-name="P14">description: sets the gain for specified ADC channel. Gain can be 0.5/1/2. Default is 1 for every channel</text:p>
            </text:list-item>
            <text:list-item>
              <text:p text:style-name="P14">parameter 1: selected channel (min: 1, max: 4)</text:p>
            </text:list-item>
            <text:list-item>
              <text:p text:style-name="P14"><text:soft-page-break/>parameter 2: gain selected (gain 0.5=0, gain 1=1, gain 2=2)</text:p>
            </text:list-item>
          </text:list>
        </text:list-item>
        <text:list-item>
          <text:p text:style-name="P6">ADC set resolution</text:p>
          <text:list>
            <text:list-item>
              <text:p text:style-name="P14">command string: “L {1}\n\r”</text:p>
            </text:list-item>
            <text:list-item>
              <text:p text:style-name="P14">description: sets ADC resolution. Can be either 12 or 10 bits. It is selected for all ADC channel</text:p>
            </text:list-item>
            <text:list-item>
              <text:p text:style-name="P14">Parameter 1: <text:s/>resolution (12 bits=0, 10 bits = 1)</text:p>
            </text:list-item>
          </text:list>
        </text:list-item>
        <text:list-item>
          <text:p text:style-name="P8">ADC set block size</text:p>
          <text:list>
            <text:list-item>
              <text:p text:style-name="P15">command string “B {1}\n\r”</text:p>
            </text:list-item>
            <text:list-item>
              <text:p text:style-name="P15">description: sets the block size for BIN mode. Once number of measurements is equals to block size, DAQ will send 2 sync bytes and block of measurements</text:p>
            </text:list-item>
            <text:list-item>
              <text:p text:style-name="P15">parameter 1: block size (min: 1 = will send measurements after each conversion, max: 1024)</text:p>
            </text:list-item>
          </text:list>
        </text:list-item>
        <text:list-item>
          <text:p text:style-name="P6">DAC start</text:p>
          <text:list>
            <text:list-item>
              <text:p text:style-name="P14">command string “O\n\r”</text:p>
            </text:list-item>
            <text:list-item>
              <text:p text:style-name="P14">description: starts DAC timer and enables it’s interrupts</text:p>
            </text:list-item>
          </text:list>
        </text:list-item>
        <text:list-item>
          <text:p text:style-name="P6">DAC stop</text:p>
          <text:list>
            <text:list-item>
              <text:p text:style-name="P14">command string: “K\n\r”</text:p>
            </text:list-item>
            <text:list-item>
              <text:p text:style-name="P14">description: stops DAC timer and disables it’s interrupts</text:p>
            </text:list-item>
          </text:list>
        </text:list-item>
        <text:list-item>
          <text:p text:style-name="P6">DAC set LUT repeats</text:p>
          <text:list>
            <text:list-item>
              <text:p text:style-name="P14">command string: “C {1}\n\r”</text:p>
            </text:list-item>
            <text:list-item>
              <text:p text:style-name="P14">description: sets how many times will DAC output LUT (look up table). Will be the same for both channels since this is how DAC PDC works</text:p>
            </text:list-item>
            <text:list-item>
              <text:p text:style-name="P14">parameter 1: number of repeats (min: 0=continuous mode, max: 0xFFFF)</text:p>
            </text:list-item>
          </text:list>
        </text:list-item>
        <text:list-item>
          <text:p text:style-name="P30"><text:span text:style-name="T1">DAC set perio</text:span><text:span text:style-name="T4">d</text:span></text:p>
          <text:list>
            <text:list-item>
              <text:p text:style-name="P14">command string “H {1}\n\r”</text:p>
            </text:list-item>
            <text:list-item>
              <text:p text:style-name="P26"><text:span text:style-name="T1">description: sets period of DAC outputting a new LUT value. Period is in microseconds.</text:span><text:span text:style-name="T5"> When setting the period, you are setting RC register of the DAC timer</text:span></text:p>
            </text:list-item>
            <text:list-item>
              <text:p text:style-name="P27"><text:span text:style-name="T1">example: </text:span><text:span text:style-name="T4">If we have LUT length of 1000 with </text:span><text:span text:style-name="T6">(</text:span><text:span text:style-name="T4">1</text:span><text:span text:style-name="T6">)</text:span><text:span text:style-name="T4"> sinus values and period of 10us, frequency of a sinus will be </text:span><text:span text:style-name="T1">1/(10us*1000LUT values)</text:span><text:span text:style-name="T4"> </text:span><text:span text:style-name="T1">= 100Hz</text:span></text:p>
            </text:list-item>
            <text:list-item>
              <text:p text:style-name="P15">parameter 1: Number of microseconds between (PDC)setting a new value from LUT to DAC (min: 1, max: 0xFFFF)</text:p>
            </text:list-item>
          </text:list>
        </text:list-item>
        <text:list-item>
          <text:p text:style-name="P6">DAC set LUT length</text:p>
          <text:list>
            <text:list-item>
              <text:p text:style-name="P16">command string: “N {1}\n\r”</text:p>
            </text:list-item>
            <text:list-item>
              <text:p text:style-name="P16">description: sets the length of LUT. It is used for PDC packet length</text:p>
            </text:list-item>
            <text:list-item>
              <text:p text:style-name="P24"><text:span text:style-name="T6">return: this command will return “</text:span><text:span text:style-name="T15">$LUT length of was set to %u</text:span><text:span text:style-name="T14">\n\r</text:span><text:span text:style-name="T6">”. $ at the start of the string means you can send new LUT value to the DAQ</text:span></text:p>
            </text:list-item>
            <text:list-item>
              <text:p text:style-name="P16">parameter 1: LUT length (min: 1, max: 2048)</text:p>
            </text:list-item>
          </text:list>
        </text:list-item>
        <text:list-item>
          <text:p text:style-name="P9">DAC set LUT value</text:p>
          <text:list>
            <text:list-item>
              <text:p text:style-name="P15">command string: “J {1}, {2}\n\r”</text:p>
            </text:list-item>
            <text:list-item>
              <text:p text:style-name="P16">description: sends a new value to specified location in LUT</text:p>
            </text:list-item>
            <text:list-item>
              <text:p text:style-name="P16">return: when DAQ successfully receives a new LUT value, it responds with “$”, which indicates it can receive a new value</text:p>
            </text:list-item>
            <text:list-item>
              <text:p text:style-name="P16">process: first send LUT length. When received a string starting with “$”, send a new LUT value </text:p>
            </text:list-item>
            <text:list-item>
              <text:p text:style-name="P17">location: if you are using fullmode (DAQ outputs to both channels), you have to use either odd or even locations (channel 1 would have values on 0,2,4,6… → DAQ will output channel 1 first)</text:p>
            </text:list-item>
            <text:list-item>
              <text:p text:style-name="P28"><text:soft-page-break/><text:span text:style-name="T1">values: DAC uses tag mode, which means bits 15:12 are channel selection (12</text:span><text:span text:style-name="T16">th</text:span><text:span text:style-name="T1"> bit 1 = channel2, 0 = channel1) and bits 11:0 are DAC value</text:span></text:p>
            </text:list-item>
            <text:list-item>
              <text:p text:style-name="P17">parameter 1: LUT location (min: 0, max: 2047)</text:p>
            </text:list-item>
            <text:list-item>
              <text:p text:style-name="P17">parameter 2: LUT value (min: 0, max: 8191 = (channel 2, max DAC value of 4095))</text:p>
            </text:list-item>
          </text:list>
        </text:list-item>
        <text:list-item>
          <text:p text:style-name="P6">DAC set transfer mode</text:p>
          <text:list>
            <text:list-item>
              <text:p text:style-name="P17">command string “P {1}\n\r”</text:p>
            </text:list-item>
            <text:list-item>
              <text:p text:style-name="P28"><text:span text:style-name="T1">description: selects DAC output mode, either fullmode or halfmode. </text:span><text:span text:style-name="T7">Default: fullmode, bothc channels work (sawtooth and reverse sawtooth)</text:span></text:p>
            </text:list-item>
            <text:list-item>
              <text:p text:style-name="P17">fullmode: DAC PDC will at timer interrupt take 2 values from LUT and put them into DAC value register for conversion. This is useful when you want both DAC channels to work with DMA. One channel can only have 1024 values in LUT</text:p>
            </text:list-item>
            <text:list-item>
              <text:p text:style-name="P28"><text:span text:style-name="T1">halfmode: DAC PDC will at timer interrupt take 1 value from LUT and put it into DAC value register for conversion. Useful when using only 1 channel. </text:span><text:span text:style-name="T7">This one channel can have 2048 values (more percise) in LUT</text:span></text:p>
            </text:list-item>
            <text:list-item>
              <text:p text:style-name="P18">parameter 1: transfer mode (0 = Halfmode, 1 = Fullmode)</text:p>
            </text:list-item>
          </text:list>
        </text:list-item>
        <text:list-item>
          <text:p text:style-name="P6">DAC get LUT counter value</text:p>
          <text:list>
            <text:list-item>
              <text:p text:style-name="P29"><text:span text:style-name="T1">command string: “U</text:span><text:span text:style-name="T12">\n\r”</text:span></text:p>
            </text:list-item>
            <text:list-item>
              <text:p text:style-name="P20">description: return pdc_read_tx_counter of DAC PDC, which tells you where in LUT is PDC currently(PDC TCR). Can be used for setting LUT table on the fly. So with slow enough period (sending LUT values is very slow) you can send LUT values while they are being outputted</text:p>
            </text:list-item>
            <text:list-item>
              <text:p text:style-name="P20">return: “#{TcrValue}”</text:p>
            </text:list-item>
          </text:list>
        </text:list-item>
      </text:list>
      <text:p text:style-name="P4"/>
      <text:p text:style-name="P4"/>
      <text:p text:style-name="P2"><text:span text:style-name="T17">DAQ s</text:span>uggestions/possible improvements</text:p>
      <text:list xml:id="list3271368834" text:style-name="L2">
        <text:list-item>
          <text:p text:style-name="P31"><text:span text:style-name="T11">Make a command for disabling </text:span><text:span text:style-name="T13">a </text:span><text:span text:style-name="T11">DAC channel, so it has high-Z</text:span></text:p>
        </text:list-item>
        <text:list-item>
          <text:p text:style-name="P21">After DAC repeats, make it so user can select if they want to disable channel or set it to a specific value (currently it stays on the last value of the L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17T18:25:24.999000000</dc:date>
    <meta:editing-duration>PT13M15S</meta:editing-duration>
    <meta:editing-cycles>6</meta:editing-cycles>
    <meta:document-statistic meta:table-count="0" meta:image-count="0" meta:object-count="0" meta:page-count="3" meta:paragraph-count="86" meta:word-count="1066" meta:character-count="5854" meta:non-whitespace-character-count="4955"/>
  </office:meta>
</office:document-meta>
</file>